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style:paragraph-properties fo:text-align="start" style:justify-single-word="false"/>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s, Michael</text:p>
      <text:p text:style-name="P1">Program 6 Algorithm</text:p>
      <text:list xml:id="list39616357" text:style-name="L1">
        <text:list-item>
          <text:p text:style-name="P2">Ask user for file name, open that file for reading and read each line as a string into a large list. Strip all the lines of extra white space such as newlines.</text:p>
        </text:list-item>
        <text:list-item>
          <text:p text:style-name="P2">Grayscale: Function takes the file as input. First 3 lines are immediately added to the new image list as the header. 4<text:span text:style-name="T1">th</text:span> line and beyond become the image data for the rest of the function. For each pixel in image data convert the strings within the pixel to integers and split on white space. Average the list to find the grayscale value. Create a string consisting of that value 3 times. Once this has been done for every pixel, return that new image.</text:p>
        </text:list-item>
        <text:list-item>
          <text:p text:style-name="P2">Negatives: Store the header and slice off the image data as in Grayscale. For each pixel, split it into a list and convert the values to integers. Subtract each value in the pixel from 255, convert back to strings, and join the list back into a pixel string. Append each pixel to the new image list and return that list.</text:p>
        </text:list-item>
        <text:list-item>
          <text:p text:style-name="P2">Flip image: Store the header and slice off the image data as before. Read the number of columns and rows from the header and store that information. Slice off a chunk of pixels equal to that of the number of columns from the image data. Reverse that row, and append the list to the new image list. Remove that row from image data and repeat. Return the new image.</text:p>
        </text:list-item>
        <text:list-item>
          <text:p text:style-name="P2">Blur: Slice off header, row, and column information like before. Read the number of columns and rows from the header and store that information. Convert each pixel into an integer and split into a list as in grayscale. Slice off column sized chunks of the file and store them as dictionary values tied to their row number. Iterate through the x and y axis adding each pixel to the surrounding pixels of the same color, then divide by the number of pixels to get an average. Do this for each color within each pixel. Return a list of pixels containing integer values.</text:p>
        </text:list-item>
        <text:list-item>
          <text:p text:style-name="P2">Reformat: Convert the values stored in each pixel returned by Blur into a string. Join those strings back into a complete 3 value string within the list so the format matches that of the file which was initially red. This can now be used to feed back into blur for multiple passes or sent to New Image for output. Return the new list.</text:p>
        </text:list-item>
        <text:list-item>
          <text:p text:style-name="P2">New Image: Function for writing regular files. Takes file name and new image as input. Open a file of the given name for writing. For each line in the image file write it to the opened file. Close the file when complete.</text:p>
        </text:list-item>
        <text:list-item>
          <text:p text:style-name="P2">Main program: Ask the user which filter they would like to apply. Ask user for a new file name for later writing. Send the file through the appropriate filter and write the new data to a file of the provided name using the earlier fun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Harris</meta:initial-creator>
    <meta:creation-date>2012-10-17T08:55:58.50</meta:creation-date>
    <dc:date>2012-10-17T19:55:46.09</dc:date>
    <dc:creator>Michael Harris</dc:creator>
    <meta:editing-duration>PT14M24S</meta:editing-duration>
    <meta:editing-cycles>2</meta:editing-cycles>
    <meta:generator>OpenOffice.org/3.3$Win32 OpenOffice.org_project/330m20$Build-9567</meta:generator>
    <meta:document-statistic meta:table-count="0" meta:image-count="0" meta:object-count="0" meta:page-count="1" meta:paragraph-count="10" meta:word-count="509" meta:character-count="2706"/>
  </office:meta>
</office:document-meta>
</file>